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,</text:p>
      <text:p text:style-name="Standard">This Web Page is dedicated to development of firmware for well known multicharger's based on the same hardware:</text:p>
      <text:p text:style-name="Standard">-Dymond X-Peak 3</text:p>
      <text:p text:style-name="Standard">-Sparrow Swallow </text:p>
      <text:p text:style-name="Standard">-Multiplex LN 5014</text:p>
      <text:p text:style-name="Standard">-Pro-Peak Prodigy II</text:p>
      <text:p text:style-name="Standard">-hyperion speed 5s14n</text:p>
      <text:p text:style-name="Standard">-Bantam E-Station 301</text:p>
      <text:p text:style-name="Standard">-Rc-Power X-Charge mini</text:p>
      <text:p text:style-name="Standard">You will find here also lot of informations regarding construction usage, and service of those device's.</text:p>
      <text:p text:style-name="Standard"/>
      <text:p text:style-name="Standard">I strongly encourage to participate in this project, all help is appropriated:</text:p>
      <text:p text:style-name="Standard">-pictures</text:p>
      <text:p text:style-name="Standard">-new informations regarding design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Marcin Bugaj</dc:creator>
    <dc:date>2008-06-06T14:59:55</dc:date>
    <meta:editing-cycles>2</meta:editing-cycles>
    <meta:editing-duration>PT1H1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77" meta:character-count="481"/>
  </office:meta>
</office:document-meta>
</file>